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408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repeated="26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2" calcext:value-type="float">
            <text:p>2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1" calcext:value-type="float">
            <text:p>1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2:45:01.6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20-06-10T13:48:41.109000000</dc:date>
    <meta:editing-cycles>33</meta:editing-cycles>
    <meta:editing-duration>PT8H50M36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